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start" style:justify-single-word="false"/>
      <style:text-properties fo:font-size="11pt" officeooo:rsid="0017a55b" officeooo:paragraph-rsid="0022a2cb" style:font-size-asian="11pt" style:font-size-complex="11pt"/>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84578"/>
    </style:style>
    <style:style style:name="P5" style:family="paragraph" style:parent-style-name="Text_20_body">
      <style:paragraph-properties fo:text-align="justify" style:justify-single-word="false"/>
      <style:text-properties officeooo:paragraph-rsid="0022a2cb"/>
    </style:style>
    <style:style style:name="P6" style:family="paragraph" style:parent-style-name="Text_20_body">
      <style:paragraph-properties fo:text-align="justify" style:justify-single-word="false"/>
      <style:text-properties officeooo:rsid="0017a55b"/>
    </style:style>
    <style:style style:name="P7" style:family="paragraph" style:parent-style-name="Text_20_body">
      <style:paragraph-properties fo:text-align="justify" style:justify-single-word="false"/>
      <style:text-properties style:font-name="Courier 10 Pitch" officeooo:rsid="00256f70" officeooo:paragraph-rsid="00256f70"/>
    </style:style>
    <style:style style:name="P8" style:family="paragraph" style:parent-style-name="Title">
      <style:text-properties officeooo:rsid="0017a55b" officeooo:paragraph-rsid="0017a55b"/>
    </style:style>
    <style:style style:name="P9" style:family="paragraph" style:parent-style-name="Standard" style:list-style-name="L3">
      <style:paragraph-properties fo:text-align="justify" style:justify-single-word="false"/>
      <style:text-properties fo:font-weight="bold" officeooo:paragraph-rsid="0022a2cb" style:font-weight-asian="bold" style:font-weight-complex="bold"/>
    </style:style>
    <style:style style:name="P10" style:family="paragraph" style:parent-style-name="Standard" style:list-style-name="L3">
      <style:paragraph-properties fo:text-align="justify" style:justify-single-word="false"/>
      <style:text-properties officeooo:paragraph-rsid="0022a2cb"/>
    </style:style>
    <style:style style:name="P11" style:family="paragraph" style:parent-style-name="Standard" style:list-style-name="L3" style:master-page-name="">
      <loext:graphic-properties draw:fill="none"/>
      <style:paragraph-properties fo:margin-left="1.3cm" fo:margin-right="0cm" fo:text-align="justify" style:justify-single-word="false" fo:text-indent="-0.7cm" style:auto-text-indent="false" style:page-number="auto"/>
      <style:text-properties officeooo:paragraph-rsid="0022a2cb"/>
    </style:style>
    <style:style style:name="P12" style:family="paragraph" style:parent-style-name="Standard" style:list-style-name="L3" style:master-page-name="">
      <loext:graphic-properties draw:fill="none"/>
      <style:paragraph-properties fo:margin-left="1.401cm" fo:margin-right="0cm" fo:text-align="justify" style:justify-single-word="false" fo:text-indent="-0.7cm" style:auto-text-indent="false" style:page-number="auto"/>
      <style:text-properties officeooo:paragraph-rsid="0022a2cb"/>
    </style:style>
    <style:style style:name="P13" style:family="paragraph" style:parent-style-name="Text_20_body" style:list-style-name="L1">
      <style:paragraph-properties fo:text-align="justify" style:justify-single-word="false"/>
      <style:text-properties officeooo:paragraph-rsid="001960d6"/>
    </style:style>
    <style:style style:name="P14" style:family="paragraph" style:parent-style-name="Text_20_body" style:list-style-name="L2">
      <style:paragraph-properties fo:text-align="justify" style:justify-single-word="false"/>
      <style:text-properties officeooo:rsid="00184578" officeooo:paragraph-rsid="001960d6"/>
    </style:style>
    <style:style style:name="P15" style:family="paragraph" style:parent-style-name="Text_20_body" style:list-style-name="L3">
      <style:paragraph-properties fo:text-align="justify" style:justify-single-word="false"/>
      <style:text-properties officeooo:rsid="001960d6" officeooo:paragraph-rsid="001960d6"/>
    </style:style>
    <style:style style:name="P16" style:family="paragraph" style:parent-style-name="Text_20_body" style:list-style-name="L3">
      <style:paragraph-properties fo:text-align="justify" style:justify-single-word="false"/>
      <style:text-properties officeooo:rsid="001a5ba8" officeooo:paragraph-rsid="001a5ba8"/>
    </style:style>
    <style:style style:name="P17" style:family="paragraph" style:parent-style-name="Text_20_body" style:list-style-name="L3">
      <style:paragraph-properties fo:text-align="justify" style:justify-single-word="false"/>
      <style:text-properties officeooo:rsid="001a788d" officeooo:paragraph-rsid="001a788d"/>
    </style:style>
    <style:style style:name="P18" style:family="paragraph" style:parent-style-name="Text_20_body" style:list-style-name="L3">
      <style:paragraph-properties fo:text-align="justify" style:justify-single-word="false"/>
      <style:text-properties fo:font-weight="bold" officeooo:rsid="001a828f" officeooo:paragraph-rsid="001a828f" style:font-weight-asian="bold" style:font-weight-complex="bold"/>
    </style:style>
    <style:style style:name="P19" style:family="paragraph" style:parent-style-name="Text_20_body" style:list-style-name="L3">
      <style:paragraph-properties fo:text-align="justify" style:justify-single-word="false"/>
      <style:text-properties fo:font-weight="bold" officeooo:rsid="001b9a6c" officeooo:paragraph-rsid="001d8981" style:font-weight-asian="bold" style:font-weight-complex="bold"/>
    </style:style>
    <style:style style:name="P20" style:family="paragraph" style:parent-style-name="Text_20_body" style:list-style-name="L3">
      <style:paragraph-properties fo:text-align="justify" style:justify-single-word="false"/>
      <style:text-properties fo:font-weight="bold" officeooo:rsid="001d8981" officeooo:paragraph-rsid="001d8981" style:font-weight-asian="bold" style:font-weight-complex="bold"/>
    </style:style>
    <style:style style:name="P21" style:family="paragraph" style:parent-style-name="Text_20_body">
      <style:paragraph-properties fo:text-align="justify" style:justify-single-word="false"/>
      <style:text-properties style:font-name="Courier 10 Pitch" officeooo:rsid="00265011" officeooo:paragraph-rsid="00265011"/>
    </style:style>
    <style:style style:name="P22" style:family="paragraph" style:parent-style-name="Text_20_body" style:list-style-name="L3" style:master-page-name="">
      <loext:graphic-properties draw:fill="none"/>
      <style:paragraph-properties fo:margin-left="1.3cm" fo:margin-right="0cm" fo:margin-top="0cm" fo:margin-bottom="0.247cm" loext:contextual-spacing="false" fo:line-height="120%" fo:text-align="justify" style:justify-single-word="false" fo:text-indent="-1cm" style:auto-text-indent="false" style:page-number="auto"/>
      <style:text-properties officeooo:paragraph-rsid="001e215a"/>
    </style:style>
    <style:style style:name="P23" style:family="paragraph" style:parent-style-name="Text_20_body" style:list-style-name="L3">
      <loext:graphic-properties draw:fill="none"/>
      <style:paragraph-properties fo:margin-left="1.3cm" fo:margin-right="0cm" fo:margin-top="0cm" fo:margin-bottom="0.247cm" loext:contextual-spacing="false" fo:line-height="120%" fo:text-align="justify" style:justify-single-word="false" fo:text-indent="-1cm" style:auto-text-indent="false"/>
      <style:text-properties officeooo:paragraph-rsid="001ebef8"/>
    </style:style>
    <style:style style:name="P24" style:family="paragraph" style:parent-style-name="Text_20_body" style:list-style-name="L3">
      <loext:graphic-properties draw:fill="none"/>
      <style:paragraph-properties fo:margin-left="1.3cm" fo:margin-right="0cm" fo:margin-top="0cm" fo:margin-bottom="0.247cm" loext:contextual-spacing="false" fo:line-height="120%" fo:text-align="justify" style:justify-single-word="false" fo:text-indent="-1cm" style:auto-text-indent="false"/>
      <style:text-properties officeooo:paragraph-rsid="0022a2cb"/>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style:text-properties officeooo:paragraph-rsid="0017a55b"/>
    </style:style>
    <style:style style:name="P27" style:family="paragraph" style:parent-style-name="Heading_20_2">
      <style:paragraph-properties fo:text-align="justify" style:justify-single-word="false"/>
      <style:text-properties officeooo:rsid="00184578" officeooo:paragraph-rsid="00184578"/>
    </style:style>
    <style:style style:name="P28" style:family="paragraph" style:parent-style-name="Heading_20_2">
      <style:paragraph-properties fo:text-align="justify" style:justify-single-word="false" fo:break-before="page"/>
    </style:style>
    <style:style style:name="P29" style:family="paragraph" style:parent-style-name="Heading_20_1">
      <style:paragraph-properties fo:text-align="justify" style:justify-single-word="false"/>
      <style:text-properties officeooo:rsid="0017a55b" officeooo:paragraph-rsid="0017a55b"/>
    </style:style>
    <style:style style:name="P30" style:family="paragraph" style:parent-style-name="Heading_20_1">
      <style:paragraph-properties fo:text-align="justify" style:justify-single-word="false"/>
      <style:text-properties officeooo:paragraph-rsid="0022a2cb"/>
    </style:style>
    <style:style style:name="P31" style:family="paragraph" style:parent-style-name="Heading_20_3">
      <style:paragraph-properties fo:text-align="justify" style:justify-single-word="false"/>
    </style:style>
    <style:style style:name="P32" style:family="paragraph" style:parent-style-name="Heading_20_3">
      <style:paragraph-properties fo:text-align="justify" style:justify-single-word="false"/>
      <style:text-properties officeooo:rsid="001960d6"/>
    </style:style>
    <style:style style:name="T1" style:family="text">
      <style:text-properties officeooo:rsid="0017a55b"/>
    </style:style>
    <style:style style:name="T2" style:family="text">
      <style:text-properties officeooo:rsid="00184578"/>
    </style:style>
    <style:style style:name="T3" style:family="text">
      <style:text-properties officeooo:rsid="001960d6"/>
    </style:style>
    <style:style style:name="T4" style:family="text">
      <style:text-properties officeooo:rsid="001a5ba8"/>
    </style:style>
    <style:style style:name="T5" style:family="text">
      <style:text-properties officeooo:rsid="001a788d"/>
    </style:style>
    <style:style style:name="T6" style:family="text">
      <style:text-properties fo:font-weight="bold" style:font-weight-asian="bold" style:font-weight-complex="bold"/>
    </style:style>
    <style:style style:name="T7" style:family="text">
      <style:text-properties fo:font-weight="bold" officeooo:rsid="001d8981" style:font-weight-asian="bold" style:font-weight-complex="bold"/>
    </style:style>
    <style:style style:name="T8" style:family="text">
      <style:text-properties fo:font-weight="bold" officeooo:rsid="001e215a" style:font-weight-asian="bold" style:font-weight-complex="bold"/>
    </style:style>
    <style:style style:name="T9" style:family="text">
      <style:text-properties fo:font-weight="bold" officeooo:rsid="001ebef8" style:font-weight-asian="bold" style:font-weight-complex="bold"/>
    </style:style>
    <style:style style:name="T10" style:family="text">
      <style:text-properties fo:font-weight="bold" officeooo:rsid="00239403" style:font-weight-asian="bold" style:font-weight-complex="bold"/>
    </style:style>
    <style:style style:name="T11" style:family="text">
      <style:text-properties fo:font-weight="bold" officeooo:rsid="0022bf6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b9a6c" style:font-weight-asian="normal" style:font-weight-complex="normal"/>
    </style:style>
    <style:style style:name="T14" style:family="text">
      <style:text-properties fo:font-weight="normal" officeooo:rsid="001d8981" style:font-weight-asian="normal" style:font-weight-complex="normal"/>
    </style:style>
    <style:style style:name="T15" style:family="text">
      <style:text-properties fo:font-weight="normal" officeooo:rsid="001df48a" style:font-weight-asian="normal" style:font-weight-complex="normal"/>
    </style:style>
    <style:style style:name="T16" style:family="text">
      <style:text-properties fo:font-weight="normal" officeooo:rsid="001e215a" style:font-weight-asian="normal" style:font-weight-complex="normal"/>
    </style:style>
    <style:style style:name="T17" style:family="text">
      <style:text-properties fo:font-weight="normal" officeooo:rsid="001ebef8" style:font-weight-asian="normal" style:font-weight-complex="normal"/>
    </style:style>
    <style:style style:name="T18" style:family="text">
      <style:text-properties fo:font-weight="normal" officeooo:rsid="0020beaf" style:font-weight-asian="normal" style:font-weight-complex="normal"/>
    </style:style>
    <style:style style:name="T19" style:family="text">
      <style:text-properties fo:font-weight="normal" officeooo:rsid="0021b1de" style:font-weight-asian="normal" style:font-weight-complex="normal"/>
    </style:style>
    <style:style style:name="T20" style:family="text">
      <style:text-properties officeooo:rsid="001b9a6c"/>
    </style:style>
    <style:style style:name="T21" style:family="text">
      <style:text-properties officeooo:rsid="0022a2cb"/>
    </style:style>
    <style:style style:name="T22" style:family="text">
      <style:text-properties officeooo:rsid="0022bf60"/>
    </style:style>
    <style:style style:name="T23" style:family="text">
      <style:text-properties officeooo:rsid="002394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te Rendu TP C++ n°1 : Une première classe</text:p>
      <text:h text:style-name="P29" text:outline-level="1">I. Spécification et conception de la classe :</text:h>
      <text:h text:style-name="P26" text:outline-level="2"><text:tab/><text:span text:style-name="T1">1. Spécifications générales de la classe :</text:span></text:h>
      <text:p text:style-name="P6"><text:tab/> Notre classe Collection doit pouvoir orchestrer dynamiquement un collection d'éléments avec une gestion manuelle ou automatique de la mémoire.</text:p>
      <text:p text:style-name="P3"><text:tab/><text:span text:style-name="T1">Nous avons décidé pour l'exemple de se limiter à une collection d'éléments de même type : des entiers.</text:span></text:p>
      <text:h text:style-name="P25" text:outline-level="2"><text:tab/><text:span text:style-name="T2">2. Structure de donnée retenue :</text:span></text:h>
      <text:p text:style-name="P4"><text:tab/><text:span text:style-name="T2">Nous avons choisi de représenter notre collection par un tableau dynamique d'entiers. Initialisé à la création de la collection avec une taille mémoire choisie par l'utilisateur (tailleMax), la mémoire est réallouée à la demande de l'utilisateur, si celui-ci ajoute des éléments alors que le tableau est déjà plein, ou si il supprime des éléments. On retient par ailleurs le nombre d'éléments effectivement dans le tableau (tailleEffective).</text:span></text:p>
      <text:h text:style-name="P27" text:outline-level="2"><text:tab/>3. Attributs de la classe (tous privés) :</text:h>
      <text:list xml:id="list2703116130553334826" text:style-name="L1">
        <text:list-item>
          <text:p text:style-name="P13">int tailleEffective : C'est le nombre d'éléments effectivement rentrés par l'utilisateur dans la collection, il permet de parcourir ces éléments, même si le tableau dynamique prend plus de place en mémoire.</text:p>
        </text:list-item>
      </text:list>
      <text:list xml:id="list7681528291200611217" text:style-name="L2">
        <text:list-item>
          <text:p text:style-name="P14">int tailleMax : c'est le nombre maximal d'éléments stockables dans la collection sans réallocation de la mémoire, c'est aussi la taille réelle du tableau dynamique</text:p>
        </text:list-item>
        <text:list-item>
          <text:p text:style-name="P14">int *contenu : c'est le tableau dynamique lui-même, contenant les éléments de la collection (des int) (dans les faits, il s'agit du pointeur sur le premier élément de la collection)</text:p>
        </text:list-item>
      </text:list>
      <text:h text:style-name="P25" text:outline-level="2"><text:tab/><text:span text:style-name="T2">4. Spécifications des méthodes :</text:span></text:h>
      <text:h text:style-name="P31" text:outline-level="3"><text:tab/><text:span text:style-name="T3">A. Publiques :</text:span></text:h>
      <text:list xml:id="list850060546157689726" text:style-name="L3">
        <text:list-item>
          <text:p text:style-name="P15"><text:span text:style-name="T6">Collection ( const Collection &amp; uneCollection ) :</text:span> le constructeur de copie, déclaré mais non défini, pour qu'il ne puisse pas être appelé par erreur.</text:p>
        </text:list-item>
        <text:list-item>
          <text:p text:style-name="P15"><text:soft-page-break/><text:span text:style-name="T6">Collection ( int dimMaximale = 1 ) :</text:span> <text:span text:style-name="T4">le constructeur par défaut d'une collection vierge d'une dimension maximale allouée à l'instanciation donnée en paramètre par l'utilisateur. Par défaut, dimMaximale vaut 1 (taille minimale d'un tableau dynamique) et la contrat stipule que dimMaximale doit être strictement supérieure à zéro.</text:span></text:p>
        </text:list-item>
        <text:list-item>
          <text:p text:style-name="P16"><text:span text:style-name="T6">Collection (int entrees[], int tailleEntrees) :</text:span> constructeur paramétré permettant de créer une collection en lui ajoutant directement une groupe d'entiers prédéfinis et donnés en paramètres. Nous avons choisi de recevoir ce groupe d'entiers sous forme de tableau, nous avons donc également besoin d<text:span text:style-name="T5">u</text:span> nombre d'entiers qu'il contient a rentrer dans la collection, passé en paramètre sous tailleEntrees. Son contrat stipule donc que tailleEntrees doit être strictement supérieur à zéro. L'<text:span text:style-name="T20">a</text:span>lgorithme est simple : tailleEffective = tailleMax = tailleEntree<text:span text:style-name="T5">s</text:span>, et entrees est copié récursivement dans contenu.</text:p>
        </text:list-item>
        <text:list-item>
          <text:p text:style-name="P17"><text:span text:style-name="T6">virtual ~Collection ( ) : </text:span>destructeur gérant la libération de mémoire de contenu puis de la collection elle même.</text:p>
        </text:list-item>
        <text:list-item>
          <text:p text:style-name="P18">void Afficher ( ) const : <text:span text:style-name="T12">Imprime sur la sortie standard tous les éléments contenus dans la collection</text:span></text:p>
        </text:list-item>
        <text:list-item>
          <text:p text:style-name="P18"><text:span text:style-name="T20">int </text:span>Ajouter ( int element ) : <text:span text:style-name="T12">Ajoute à la collection un entier passé en paramètre (jeton), en ré-allouant </text:span><text:span text:style-name="T13">éventuellement</text:span><text:span text:style-name="T12"> si la collection a atteint sa taille maximale. Cette méthode ne vérifie cependant pas les doublons, on peut donc ajouter à la collection plusieurs fois le même entier. </text:span><text:span text:style-name="T13">Cette méthode renvoie un code d'action permettant de connaître son processus : 1 si l'ajout s'est fait avec ré-allocation, 0 sinon. Au niveau algorithmique, si le tableau contenu est plein (tailleEffective ≥ tailleMax) alors la méthode incrémente de 1 tailleMax, ré-alloue contenu par la méthode Ajuster décrite ci-dessous. Puis, condition réalisée ou non, elle stocke element dans contenu et incrémente tailleEffective de 1.</text:span></text:p>
        </text:list-item>
        <text:list-item>
          <text:p text:style-name="P19">int Retirer ( int const elements[] , int tailleElements) : <text:span text:style-name="T12">Retire le premier élément trouvé dans la collection égal à <text:s/>chaque élément entier du tableau d'entier passé en paramètre (éléments[]) et ré-alloue le tableau contenu de manière à ce qu'il prenne le moins de place possible en mémoire, c'est à dire de façon à ce que la taille du tableau (soit tailleMax) soit égal au nombre d'éléments qu'il contient (soit tailleEffective). Cette méthode gérant les cas de demande de suppression de nombre inexistant dans la collection, il est tout a fait possible que le nombre d'éléments supprimés soit inférieur au nombre d'éléments de elements[]. </text:span><text:span text:style-name="T14">Elle </text:span><text:span text:style-name="T12">renvoie le nombre d'éléments supprimés </text:span><text:span text:style-name="T14">et son contrat stipule que tailleElements oit supérieur ou égal à zéro et soit égal au nombre d'éléments à supprimer</text:span><text:span text:style-name="T12">. </text:span><text:span text:style-name="T14">Par chaque élément de elements[], l'algorithme parcourt contenu et retient l'éventuel indice du premier élément lui étant égal dans contenu. Puis, le cas échéant, l'algorithme condense contenu de manière à supprimer les éléments à supprimer par la méthode privée supprimeTrous (voir ci-dessous) <text:s/></text:span></text:p>
        </text:list-item>
        <text:list-item>
          <text:p text:style-name="P20">int Ajuster ( int nouvelleTaille ) : <text:span text:style-name="T12">Ré-alloue en mémoire la collection pour que sa taille </text:span><text:soft-page-break/><text:span text:style-name="T12">maximale (tailleMax) soit égale à la nouvelle taille (nouvelleTaille) passée en paramètre. Tronque et retire les derniers éléments ajoutés si l'utilisateur demande une taille maximale inférieure au nombre d'éléments qu'il a ajouté.</text:span></text:p>
        </text:list-item>
        <text:list-item>
          <text:p text:style-name="P22"><text:span text:style-name="T7">void Reunir ( Collection &amp; coll2 ) : </text:span><text:span text:style-name="T14"><text:s/>méthode permettant de réunir deux collections, celle appelant la méthode et celle passée en paramètre en une seule, qui devient la collection courante appelant cette méthode. </text:span><text:span text:style-name="T15">Le contrat de cette méthode stipule que</text:span><text:span text:style-name="T14"> </text:span><text:span text:style-name="T15">cette dernière rend obligatoirement inutilisable la collection passée en paramètre, ce qui nécessite absolument juste après l'appel de cette méthode un delete de collection précédemment passée en paramètre, si elle été instanciée dynamiquement par l'opérateur new. L'algorithme est relativement simple, il compare les tailleMax des deux collections à réunir. </text:span><text:span text:style-name="T16">Si coll2 possède une taille Maximale supérieure, alors la collection est ajoutée entièrement à coll2 par la méthode privée combiner (voir si dessous), puis le contenu de la collection appelante est remplacé par celui de coll2 et le contenu de coll2 est réaffecté à NULL pour éviter de détruire le contenu de la collection appelante en détruisant celui de coll2. Sinon elle ajoute simplement coll2 à la collection appelante par la méthode privée combiner.</text:span></text:p>
        </text:list-item>
      </text:list>
      <text:h text:style-name="P32" text:outline-level="3"><text:tab/>B. Privées :</text:h>
      <text:list xml:id="list234027225957869" text:continue-numbering="true" text:style-name="L3">
        <text:list-item>
          <text:p text:style-name="P23"><text:span text:style-name="T8">void supprimeTrous ( int const indices[], int tailleIndices ) :</text:span><text:span text:style-name="T7"> </text:span><text:span text:style-name="T14"><text:s/>S</text:span><text:span text:style-name="T16">upprime les elements de contenu d'indice les entiers contenus dans le tableau passé en paramètre indices[] et ré-alloue le tableau contenu à sa taille minimale (tailleMax = tailleEffective). </text:span><text:span text:style-name="T17">Son contrat stipule que tailleIndices doit supérieur ou égal à zéro et est le nombre d'indices des éléments à supprimer. Son algorithme crée un nouveau tableau d'entier dynamique de taille égale à la taille effective d'origine moins le nombre d'éléments à supprimer (allocation au plus juste) qui stocke les éléments non supprimer et qui vient ensuite remplacer le contenu d'origine précédemment détruit. Le tout en ajustant correctement tailleEffective et tailleMax.</text:span></text:p>
        </text:list-item>
        <text:list-item>
          <text:p text:style-name="P24"><text:span text:style-name="T9">void combiner ( Collection &amp; coll2 ) :</text:span><text:span text:style-name="T17"> combine la collection appelante et la collection passée en paramètre (coll2) </text:span><text:span text:style-name="T18">en l'ajoutant dans la collection appelante, cette dernière devenant alors un mutli-ensemble des deux collections. Son contrat stipule comme pour Reunir une non utilisation de la collection passée en paramètre après son appel. </text:span><text:span text:style-name="T19">Son algorithme ré-ajuste d'abord si nécessaire la collection courante par la méthode Ajuster pour qu'elle soit assez grande pour accueillir la totalité des deux collections ; puis elle copie terme à terme le contenu de la collection passée en paramètre dans les cases encore vides de contenu de la collection appelante.</text:span></text:p>
        </text:list-item>
      </text:list>
      <text:h text:style-name="P28" text:outline-level="2"><text:span text:style-name="T19"><text:tab/></text:span><text:span text:style-name="T21">5. </text:span>Tests Fonctionnels</text:h>
      <text:list xml:id="list234027530445646" text:continue-numbering="true" text:style-name="L3">
        <text:list-item>
          <text:p text:style-name="P9">Collection(int entrees[], int tailleEntrees[]) :</text:p>
          <text:p text:style-name="P9"/>
          <text:p text:style-name="P10"><text:span text:style-name="T10">1.</text:span><text:span text:style-name="T6">1.</text:span> La collection cré<text:span text:style-name="T21">é</text:span>e doit contenir strictement les valeurs fournies par entrees.</text:p>
          <text:p text:style-name="P10"><text:span text:style-name="T10">1.2.</text:span><text:span text:style-name="T23"> </text:span>La collection doit être initialisée à la taille la plus juste.</text:p>
          <text:list>
            <text:list-item>
              <text:list>
                <text:list-header>
                  <text:p text:style-name="P10"/>
                </text:list-header>
              </text:list>
            </text:list-item>
          </text:list>
        </text:list-item>
        <text:list-item>
          <text:p text:style-name="P9">Ajouter(int element) :</text:p>
          <text:p text:style-name="P10"/>
          <text:p text:style-name="P10"><text:span text:style-name="T10">2.</text:span><text:span text:style-name="T6">1.</text:span> La collection doit contenir un unique entier supplémentaire de la valeur de element.</text:p>
          <text:p text:style-name="P10"/>
        </text:list-item>
        <text:list-item>
          <text:p text:style-name="P9">Retirer(int const elements[], int tailleElements) :</text:p>
          <text:p text:style-name="P10"/>
          <text:p text:style-name="P10"><text:span text:style-name="T10">3.</text:span><text:span text:style-name="T6">1.</text:span> La méthode doit retirer au plus un élément pour chaque valeur contenue dans elements.</text:p>
          <text:p text:style-name="P10"><text:span text:style-name="T10">3.</text:span><text:span text:style-name="T6">2.</text:span> La structure de données de la collection doit avoir une taille au plus juste après la suppression.</text:p>
          <text:p text:style-name="P10"/>
        </text:list-item>
        <text:list-item>
          <text:p text:style-name="P9">Reunir(Collection &amp; coll2) :</text:p>
          <text:p text:style-name="P10"/>
          <text:p text:style-name="P11"><text:span text:style-name="T10">4.</text:span><text:span text:style-name="T6">1.</text:span> la collection doit contenir après l'appel de la méthode son propre contenu additionné de</text:p>
          <text:p text:style-name="P12">celui de coll2.<text:tab/></text:p>
          <text:p text:style-name="P10"><text:span text:style-name="T10">4.</text:span><text:span text:style-name="T6">2. </text:span>Aucune <text:span text:style-name="T21">ré-allocation</text:span> de mémoire ne doit être effectuée si il y a déjà suffisamment de mémoire dans la collection ou dans coll2 pour effectuer la réunion sans.</text:p>
        </text:list-item>
      </text:list>
      <text:h text:style-name="P30" text:outline-level="1"><text:span text:style-name="T21">II. </text:span>Réalisation :</text:h>
      <text:p text:style-name="P5"><text:tab/><text:span text:style-name="T11">3.1 : </text:span>Le test est constitué de la création d'une collection de dix éléments (les 10 premiers entiers par exemple). On y rajoute ensuite un doublon. On va essayer de retirer, à la suite, un élément au début et à la fin de la collection (on <text:span text:style-name="T22">connaît</text:span> son ordonnancement interne malgré l'absence d'ordre défini après plusieurs manipulations), les doublons, puis un élément <text:span text:style-name="T22">in</text:span>existant. Pour cela, une fonction test31 est créée pour faciliter l'écriture Retirer/Afficher. Enfin, on appelle Retirer avec un tableau en paramètre qui n'est pas un singleton. Si les tests précédents ont fonctionné avec un unique élément à supprimer, cette dernière partie sert uniquement à vérifier qu'il est possible de retirer plusieurs élément en même temps, en considérant les tests précédents comme acquis avec ce modèle.</text:p>
      <text:p text:style-name="P5"><text:tab/><text:span text:style-name="T10">3.2 :</text:span> Ce test consiste à créer une collection avec plus de place que nécessaire pour accueillir les éléments, puis à appeler Retirer une fois sur un élément au hasard. Pour vérifier que la mémoire est au plus juste après un retrait, on essaie d'ajouter un élément quelconque et on stocke le code de retour de la méthode Ajouter. Si celle-ci est obligée de ré-allouer de la mémoire pour placer le nouvel élément, alors la collection était pleine avant l'ajout et Retirer fonctionne correctement.</text:p>
      <text:p text:style-name="P7"/>
      <text:p text:style-name="P21"><text:soft-page-break/>&gt; ./TRetirer</text:p>
      <text:p text:style-name="P21">0 1 2 3 4 5 6 7 8 9 3 </text:p>
      <text:p text:style-name="P21">1 2 3 4 5 6 7 8 9 3 </text:p>
      <text:p text:style-name="P21">1 2 3 4 5 6 7 8 3 </text:p>
      <text:p text:style-name="P21">1 2 4 5 6 7 8 3 </text:p>
      <text:p text:style-name="P21">1 2 4 5 6 7 8 </text:p>
      <text:p text:style-name="P21">1 2 4 5 6 7 8 </text:p>
      <text:p text:style-name="P21">7</text:p>
      <text:p text:style-name="P7">&gt;</text:p>
      <text:p text:style-name="P5"><text:tab/><text:span text:style-name="T10">5.1 :</text:span> Cet unique test a pour but de vérifier si Ajuster réajuste correctement la taille. (La nouvelle collection doit avoir avoir pour taille maximale sans ré-allocation la nouvelle taille passée en paramètre). Pour cela, on crée une Collection quelconque. On effectue ensuite le test en trois parties. Premièrement, on ajuste la collection à une taille plus grande que son nombre d'éléments actuel (par exemple 15). On teste ensuite avec la méthode des Ajouter successifs à quel moment on atteint la tailleMax et où l'on doit ré-allouer (normalement au 16e élément ici). Deuxièmement, on ajuste à une taille inférieure à la tailleMax, pour la visibilité en dessous de la tailleEffective, puis on affiche le résultat. La collection devrait perdre certains éléments (on ne définit pas lesquels) pour n'en contenir plus que le nombre demandé (5 dans le code test). Enfin on essaie de vider la collection complètement, avec une valeur inférieure à 0. Lorsque l'on demande à celle-ci de s'afficher, rien ne devrait apparaître.</text:p>
      <text:p text:style-name="P7">&gt; ./TAjuster</text:p>
      <text:p text:style-name="P7">0 1 2 3 4 5 6 7 8 9 </text:p>
      <text:p text:style-name="P7">REALLOCATION : 15</text:p>
      <text:p text:style-name="P7">0 1 2 3 4 </text:p>
      <text:p text:style-name="P7">&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1pt" officeooo:rsid="0017a55b" officeooo:paragraph-rsid="0022a2cb" style:font-size-asian="11pt" style:font-size-complex="11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érome LIERMANN, Pierre-Louis LEFEBVRE - IF <text:s/>- <text:s/>B3113</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6:43:52.415761324</meta:creation-date>
    <dc:date>2015-10-20T23:40:25.370590672</dc:date>
    <meta:editing-duration>PT2H58M34S</meta:editing-duration>
    <meta:editing-cycles>8</meta:editing-cycles>
    <meta:generator>LibreOffice/4.4.3.2$Linux_X86_64 LibreOffice_project/40m0$Build-2</meta:generator>
    <meta:document-statistic meta:table-count="0" meta:image-count="0" meta:object-count="0" meta:page-count="5" meta:paragraph-count="65" meta:word-count="1774" meta:character-count="10866" meta:non-whitespace-character-count="9153"/>
  </office:meta>
</office:document-meta>
</file>